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 a linked list</text:p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struct digit {</text:p>
      <text:p text:style-name="Standard"><text:s text:c="4"/>int num;</text:p>
      <text:p text:style-name="Standard"><text:s text:c="4"/>struct digit *next;</text:p>
      <text:p text:style-name="Standard">};</text:p>
      <text:p text:style-name="Standard"/>
      <text:p text:style-name="Standard">struct digit * createDigit(int);</text:p>
      <text:p text:style-name="Standard">struct digit * append(struct digit * end, struct digit * newDigptr);</text:p>
      <text:p text:style-name="Standard">void printNumber(struct digit *start);</text:p>
      <text:p text:style-name="Standard"/>
      <text:p text:style-name="Standard">int main(void) {</text:p>
      <text:p text:style-name="Standard"><text:s text:c="4"/>//! stackk = showMemory(start=65520)</text:p>
      <text:p text:style-name="Standard"><text:s text:c="4"/>struct digit *start, *newDigptr, *end, *tmp;</text:p>
      <text:p text:style-name="Standard"><text:s text:c="4"/>int first = 5;</text:p>
      <text:p text:style-name="Standard"><text:s text:c="4"/>int second = 3;</text:p>
      <text:p text:style-name="Standard"><text:s text:c="4"/>int third = 7;</text:p>
      <text:p text:style-name="Standard"><text:s text:c="4"/>start = createDigit(first);</text:p>
      <text:p text:style-name="Standard"><text:s text:c="4"/>end = start;</text:p>
      <text:p text:style-name="Standard"><text:s text:c="4"/>newDigptr = createDigit(second);</text:p>
      <text:p text:style-name="Standard"><text:s text:c="4"/>end = append(end, newDigptr);</text:p>
      <text:p text:style-name="Standard"><text:s text:c="4"/>newDigptr = createDigit(third);</text:p>
      <text:p text:style-name="Standard"><text:s text:c="4"/>end = append(end, newDigptr);</text:p>
      <text:p text:style-name="Standard"><text:s text:c="4"/>printNumber(start);</text:p>
      <text:p text:style-name="Standard"><text:s text:c="4"/>tmp = start-&gt;next;</text:p>
      <text:p text:style-name="Standard"><text:s text:c="4"/>free(start);</text:p>
      <text:p text:style-name="Standard"><text:s text:c="4"/>start = tmp;</text:p>
      <text:p text:style-name="Standard"><text:s text:c="4"/>tmp = start-&gt;next;</text:p>
      <text:p text:style-name="Standard"><text:s text:c="4"/>free(start);</text:p>
      <text:p text:style-name="Standard"><text:s text:c="4"/>free(tmp);</text:p>
      <text:p text:style-name="Standard"><text:s text:c="4"/>return 0;</text:p>
      <text:p text:style-name="Standard">}</text:p>
      <text:p text:style-name="Standard"/>
      <text:p text:style-name="Standard">struct digit *createDigit(int dig) {</text:p>
      <text:p text:style-name="Standard"><text:s text:c="4"/>struct digit *ptr;</text:p>
      <text:p text:style-name="Standard"><text:s text:c="4"/>ptr = (struct digit *) malloc(sizeof(struct digit));</text:p>
      <text:p text:style-name="Standard"><text:s text:c="4"/>ptr-&gt;num = dig;</text:p>
      <text:p text:style-name="Standard"><text:s text:c="4"/>ptr-&gt;next = NULL;</text:p>
      <text:p text:style-name="Standard"><text:s text:c="4"/>return ptr;</text:p>
      <text:p text:style-name="Standard">}</text:p>
      <text:p text:style-name="Standard"/>
      <text:p text:style-name="Standard">struct digit * append(struct digit * end, struct digit * newDigptr) {</text:p>
      <text:p text:style-name="Standard"><text:s text:c="4"/>end-&gt;next = newDigptr;</text:p>
      <text:p text:style-name="Standard"><text:s text:c="4"/>return(end-&gt;next);</text:p>
      <text:p text:style-name="Standard">}</text:p>
      <text:p text:style-name="Standard"/>
      <text:p text:style-name="Standard"><text:soft-page-break/>void printNumber(struct digit *start){</text:p>
      <text:p text:style-name="Standard"><text:s text:c="4"/>//! heap=showMemory(start=277, cursors=[ptr,start])</text:p>
      <text:p text:style-name="Standard"><text:s text:c="4"/>struct digit * ptr = start;</text:p>
      <text:p text:style-name="Standard"><text:s text:c="4"/>while (ptr!=NULL) {</text:p>
      <text:p text:style-name="Standard"><text:s text:c="8"/>printf("%d", ptr-&gt;num);</text:p>
      <text:p text:style-name="Standard"><text:s text:c="8"/>ptr = ptr-&gt;next;</text:p>
      <text:p text:style-name="Standard"><text:s text:c="4"/>}</text:p>
      <text:p text:style-name="Standard"><text:s text:c="4"/>printf("\n")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3:23:17.165383589</meta:creation-date>
    <dc:date>2019-05-01T23:31:00.778560347</dc:date>
    <meta:editing-duration>PT7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162" meta:character-count="1244" meta:non-whitespace-character-count="985"/>
  </office:meta>
</office:document-meta>
</file>